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Eike Uwe Peter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4*[.I4]+0.6*[.J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0.08" calcext:value-type="float">
            <text:p>0.08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5]+0.6*[.J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6]+0.6*[.J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6:58:37.5483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8-21T16:59:11.612737000</dc:date>
    <meta:editing-duration>PT2H14M18S</meta:editing-duration>
    <meta:editing-cycles>15</meta:editing-cycles>
    <meta:generator>LibreOffice/5.1.6.2$MacOSX_X86_64 LibreOffice_project/07ac168c60a517dba0f0d7bc7540f5afa45f0909</meta:generator>
    <meta:document-statistic meta:table-count="1" meta:cell-count="88" meta:object-count="0"/>
  </office:meta>
</office:document-meta>
</file>